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E0000003E77B4033BFC6FD8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ee Serif" svg:font-family="'Bree Serif'"/>
    <style:font-face style:name="Calibri" svg:font-family="Calibri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LANK-title">
      <style:graphic-properties draw:stroke="solid" svg:stroke-width="0.026cm" svg:stroke-color="#ff0000" draw:stroke-linejoin="round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title">
      <style:graphic-properties draw:stroke="solid" svg:stroke-width="0.026cm" svg:stroke-color="#ffff00" draw:stroke-linejoin="round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18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5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459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776cm" fo:margin-bottom="0cm" fo:line-height="158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8%" fo:text-align="start" fo:text-indent="0cm" style:writing-mode="lr-tb"/>
    </style:style>
    <style:style style:name="P18" style:family="paragraph">
      <style:paragraph-properties fo:margin-left="1.27cm" fo:margin-right="0cm" fo:margin-top="0cm" fo:margin-bottom="0.388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008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ree Serif" fo:font-size="24pt" fo:letter-spacing="normal" fo:font-style="normal" style:text-underline-style="none" fo:font-weight="normal" style:font-name-asian="Bree Serif" style:font-size-asian="24pt" style:font-style-asian="normal" style:font-weight-asian="normal" style:font-name-complex="Bree Serif" style:font-size-complex="24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555555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555555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11111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277bd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23" style:family="text">
      <style:text-properties fo:font-variant="normal" fo:text-transform="none" fo:color="#111111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83cm" text:min-label-width="0.987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555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1.129cm" text:min-label-width="0.952cm"/>
        <style:text-properties fo:color="#1111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LDA and PCA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Byte Academy</text:span></text:p>
          </draw:text-box>
        </draw:frame>
        <presentation:notes draw:style-name="dp2">
          <draw:page-thumbnail draw:name="Google Shape;69;gcb9a0b074_1_0:notes" draw:style-name="gr1" draw:layer="layout" svg:width="16.932cm" svg:height="9.524cm" svg:x="1.059cm" svg:y="1.905cm" draw:page-number="1" presentation:class="page"/>
          <draw:frame draw:name="Google Shape;70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DA" draw:style-name="dp1" draw:master-page-name="BLANK">
        <draw:frame draw:name="Google Shape;78;p14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LDA</text:span></text:p>
          </draw:text-box>
        </draw:frame>
        <draw:frame draw:name="Google Shape;79;p14" presentation:style-name="pr5" draw:text-style-name="P6" draw:layer="layout" svg:width="21.048cm" svg:height="9.322cm" svg:x="1.488cm" svg:y="4.112cm" presentation:class="title" presentation:user-transformed="true">
          <draw:text-box>
            <text:p text:style-name="P7"><text:span text:style-name="T4">Linear Discriminant Analysis</text:span><text:span text:style-name="T4"><text:line-break/></text:span><text:span text:style-name="T5"> </text:span><text:span text:style-name="T6">Linear Discriminant Analysis (LDA) is a</text:span><text:span text:style-name="T7"> classification method</text:span><text:span text:style-name="T6"> originally developed in 1936 by R. A. Fisher.</text:span><text:span text:style-name="T6"><text:line-break/></text:span><text:span text:style-name="T6"> It is simple, mathematically </text:span><text:span text:style-name="T7">robust </text:span><text:span text:style-name="T6">and often produces models whose accuracy is as good as more complex methods.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Google Shape;75;gd5b15f0a3_5_26:notes" draw:style-name="gr1" draw:layer="layout" svg:width="16.932cm" svg:height="9.524cm" svg:x="1.059cm" svg:y="1.905cm" draw:page-number="2" presentation:class="page"/>
          <draw:frame draw:name="Google Shape;76;gd5b15f0a3_5_2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84;p15" draw:style-name="gr2" draw:text-style-name="P12" draw:layer="layout" svg:width="24.497cm" svg:height="10.573cm" svg:x="0cm" svg:y="0.928cm">
          <text:p text:style-name="P8"><text:span text:style-name="T8">Learning LDA Models</text:span></text:p>
          <text:p text:style-name="P9"><text:span text:style-name="T9">LDA makes <text:s/>assumptions about data:</text:span></text:p>
          <text:list text:style-name="L5">
            <text:list-item>
              <text:p text:style-name="P10"><text:span text:style-name="T9">That your data is Gaussian.</text:span></text:p>
            </text:list-item>
            <text:list-item>
              <text:p text:style-name="P11"><text:span text:style-name="T9">That each attribute has the same variance, that values of each variable vary around the mean by the same amount on ave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45cc06e29a_0_3:notes" draw:style-name="gr1" draw:layer="layout" svg:width="16.932cm" svg:height="9.524cm" svg:x="1.059cm" svg:y="1.905cm" draw:page-number="3" presentation:class="page"/>
          <draw:frame draw:name="Google Shape;82;g45cc06e29a_0_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89;p16" draw:style-name="gr2" draw:text-style-name="P12" draw:layer="layout" svg:width="25.399cm" svg:height="14.004cm" svg:x="0cm" svg:y="0cm">
          <text:p text:style-name="P8"><text:span text:style-name="T10">How to Prepare Data for LDA</text:span></text:p>
          <text:p text:style-name="P9"><text:span text:style-name="T11">Classification Problems</text:span><text:span text:style-name="T12">: LDA is intended for classification problems where the output variable is categorical. </text:span></text:p>
          <text:p text:style-name="P13"><text:span text:style-name="T12">LDA supports both binary and multi-class classification.</text:span></text:p>
          <text:list text:style-name="L6">
            <text:list-item>
              <text:p text:style-name="P10"><text:span text:style-name="T11">Gaussian Distribution</text:span><text:span text:style-name="T12">:The standard implementation of the model assumes a Gaussian distribution .</text:span></text:p>
            </text:list-item>
            <text:list-item>
              <text:p text:style-name="P11"><text:span text:style-name="T11">Remove Outliers</text:span><text:span text:style-name="T12">: These can skew the basic statistics used to separate classes in LDA such the mean and the standard deviation.</text:span></text:p>
            </text:list-item>
            <text:list-item>
              <text:p text:style-name="P11"><text:span text:style-name="T11">Standardized data :</text:span><text:span text:style-name="T12"> standardize your data before using LDA so that it has a mean of 0 and a standard deviation of 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45cc06e29a_0_9:notes" draw:style-name="gr1" draw:layer="layout" svg:width="16.932cm" svg:height="9.524cm" svg:x="1.059cm" svg:y="1.905cm" draw:page-number="4" presentation:class="page"/>
          <draw:frame draw:name="Google Shape;87;g45cc06e29a_0_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94;p17" draw:style-name="gr2" draw:text-style-name="P12" draw:layer="layout" svg:width="24.78cm" svg:height="13.883cm" svg:x="0cm" svg:y="0cm">
          <text:p text:style-name="P11"><text:span text:style-name="T13"/></text:p>
          <text:list text:style-name="L7">
            <text:list-item>
              <text:p text:style-name="P14"><text:span text:style-name="T13">Compute the d-dimensional mean vectors for the different classes from the dataset.</text:span></text:p>
            </text:list-item>
            <text:list-item>
              <text:p text:style-name="P11"><text:span text:style-name="T13">Compute the scatter matrices (in-between-class and within-class scatter matrix).</text:span></text:p>
            </text:list-item>
            <text:list-item>
              <text:p text:style-name="P11"><text:span text:style-name="T13">Compute the eigenvectors <text:s/>and corresponding eigenvalues <text:s/>for the scatter matrices.</text:span></text:p>
            </text:list-item>
            <text:list-item>
              <text:p text:style-name="P11"><text:span text:style-name="T13">Sort the eigenvectors by decreasing eigenvalues and choose </text:span><text:span text:style-name="T14">k</text:span><text:span text:style-name="T13"> eigenvectors with the largest eigenvalues to form a </text:span><text:span text:style-name="T14">d</text:span><text:span text:style-name="T13">×</text:span><text:span text:style-name="T14">k</text:span><text:span text:style-name="T13"> dimensional matrix </text:span><text:span text:style-name="T14">W</text:span><text:span text:style-name="T13"> (where every column represents an eigenvector).</text:span></text:p>
            </text:list-item>
            <text:list-item>
              <text:p text:style-name="P11"><text:span text:style-name="T13">Use this </text:span><text:span text:style-name="T14">d</text:span><text:span text:style-name="T13">×</text:span><text:span text:style-name="T14">k</text:span><text:span text:style-name="T13"> eigenvector matrix to transform the samples onto the new subspace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3" draw:text-style-name="P12" draw:layer="layout" svg:width="9.686cm" svg:height="1.532cm" svg:x="6.215cm" svg:y="0.646cm">
          <text:p text:style-name="P1"><text:span text:style-name="T15">LDA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47cdbdc20c_0_24:notes" draw:style-name="gr1" draw:layer="layout" svg:width="16.932cm" svg:height="9.524cm" svg:x="1.059cm" svg:y="1.905cm" draw:page-number="5" presentation:class="page"/>
          <draw:frame draw:name="Google Shape;92;g47cdbdc20c_0_2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00;p18" draw:style-name="gr3" draw:text-style-name="P12" draw:layer="layout" svg:width="23.562cm" svg:height="7.426cm" svg:x="0.646cm" svg:y="1.049cm">
          <text:p text:style-name="P1"><text:span text:style-name="T15">LDA resourse: linear discriminant analysis a detailed tutorial(MATH detail )</text:span></text:p>
          <text:p text:style-name="P1"><text:span text:style-name="T16"/></text:p>
          <text:p text:style-name="P1"><text:span text:style-name="T17"><text:a xlink:href="https://www.researchgate.net/publication/316994943_Linear_discriminant_analysis_A_detailed_tutorial" xlink:type="simple">https://www.researchgate.net/publication/316994943_Linear_discriminant_analysis_A_detailed_tutoria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45cc06e29a_0_15:notes" draw:style-name="gr1" draw:layer="layout" svg:width="16.932cm" svg:height="9.524cm" svg:x="1.059cm" svg:y="1.905cm" draw:page-number="6" presentation:class="page"/>
          <draw:frame draw:name="Google Shape;98;g45cc06e29a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A" draw:style-name="dp1" draw:master-page-name="BLANK">
        <draw:frame draw:name="Google Shape;105;p19" presentation:style-name="pr4" draw:text-style-name="P6" draw:layer="layout" svg:width="14.436cm" svg:height="2.132cm" svg:x="2.659cm" svg:y="0.323cm" presentation:class="title" presentation:user-transformed="true">
          <draw:text-box>
            <text:p text:style-name="P5"><text:span text:style-name="T3">PCA</text:span></text:p>
          </draw:text-box>
        </draw:frame>
        <draw:frame draw:name="Google Shape;106;p19" presentation:style-name="pr11" draw:text-style-name="P6" draw:layer="layout" svg:width="21.048cm" svg:height="10.567cm" svg:x="1.488cm" svg:y="2.866cm" presentation:class="title" presentation:user-transformed="true">
          <draw:text-box>
            <text:p text:style-name="P7"><text:span text:style-name="T4">Principal component Analysis</text:span><text:span text:style-name="T4"><text:line-break/></text:span><text:span text:style-name="T5"> </text:span><text:span text:style-name="T6">PCA is </text:span><text:span text:style-name="T18">unsupervised,</text:span><text:span text:style-name="T6"> dimension reduction </text:span><text:span text:style-name="T18">feature extraction</text:span><text:span text:style-name="T6"> technique.</text:span><text:span text:style-name="T6"><text:line-break/></text:span><text:span text:style-name="T19">PCA finds a new set of dimensions K (K&lt;N(original dimensions)) such that all the dimensions are orthogonal (and hence linearly independent) and ranked according to the high variance to low variance of data along them. 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draw:page-thumbnail draw:name="Google Shape;102;g47cdbdc20c_0_10:notes" draw:style-name="gr1" draw:layer="layout" svg:width="16.932cm" svg:height="9.524cm" svg:x="1.059cm" svg:y="1.905cm" draw:page-number="7" presentation:class="page"/>
          <draw:frame draw:name="Google Shape;103;g47cdbdc20c_0_1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1;p20" draw:style-name="gr4" draw:text-style-name="P15" draw:layer="layout" svg:width="16.95cm" svg:height="3.732cm" svg:x="3.108cm" svg:y="4.985cm">
          <draw:image xlink:href="Pictures/100002010000030E0000003E77B4033BFC6FD87F.png" xlink:type="simple" xlink:show="embed" xlink:actuate="onLoad">
            <text:p/>
          </draw:image>
        </draw:frame>
        <draw:custom-shape draw:name="Google Shape;112;p20" draw:style-name="gr3" draw:text-style-name="P12" draw:layer="layout" svg:width="16.143cm" svg:height="2.421cm" svg:x="5.193cm" svg:y="0.565cm">
          <text:p text:style-name="P1"><text:span text:style-name="T20">Variance and Covar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;g47cdbdc20c_0_15:notes" draw:style-name="gr1" draw:layer="layout" svg:width="16.932cm" svg:height="9.524cm" svg:x="1.059cm" svg:y="1.905cm" draw:page-number="8" presentation:class="page"/>
          <draw:frame draw:name="Google Shape;109;g47cdbdc20c_0_1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17;p21" draw:style-name="gr2" draw:text-style-name="P12" draw:layer="layout" svg:width="24.363cm" svg:height="12.124cm" svg:x="0.851cm" svg:y="1.808cm">
          <text:list text:style-name="L8">
            <text:list-item>
              <text:p text:style-name="P16"><text:span text:style-name="T21">calculate the covariance matrix </text:span><text:span text:style-name="T22">X</text:span><text:span text:style-name="T21"> of data points.</text:span></text:p>
            </text:list-item>
            <text:list-item>
              <text:p text:style-name="P17"><text:span text:style-name="T21">Calculate eigenvectors and corresponding eigenvalues.</text:span></text:p>
            </text:list-item>
            <text:list-item>
              <text:p text:style-name="P17"><text:span text:style-name="T21">Sort the eigenvectors according to their eigenvalues in decreasing order.</text:span></text:p>
            </text:list-item>
            <text:list-item>
              <text:p text:style-name="P17"><text:span text:style-name="T21">Choose first k eigenvectors and that will be the new k dimensions.</text:span></text:p>
            </text:list-item>
            <text:list-item>
              <text:p text:style-name="P17"><text:span text:style-name="T21">Transform the original n dimensional data points into k dimensions.</text:span></text:p>
            </text:list-item>
          </text:list>
          <text:p text:style-name="P18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1" draw:style-name="gr3" draw:text-style-name="P12" draw:layer="layout" svg:width="9.789cm" svg:height="1.559cm" svg:x="7.161cm" svg:y="0.248cm">
          <text:p text:style-name="P1"><text:span text:style-name="T24">Steps in P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47cdbdc20c_0_0:notes" draw:style-name="gr1" draw:layer="layout" svg:width="16.932cm" svg:height="9.524cm" svg:x="1.059cm" svg:y="1.905cm" draw:page-number="9" presentation:class="page"/>
          <draw:frame draw:name="Google Shape;115;g47cdbdc20c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ee Serif" svg:font-family="'Bree Serif'"/>
    <style:font-face style:name="Calibri" svg:font-family="Calibri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